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cm"/>
        </style:tab-stops>
      </style:paragraph-properties>
      <style:text-properties officeooo:paragraph-rsid="001304f4"/>
    </style:style>
    <style:style style:name="P3" style:family="paragraph" style:parent-style-name="Standard">
      <style:paragraph-properties>
        <style:tab-stops>
          <style:tab-stop style:position="0cm"/>
        </style:tab-stops>
      </style:paragraph-properties>
      <style:text-properties officeooo:paragraph-rsid="00094af5"/>
    </style:style>
    <style:style style:name="P4" style:family="paragraph" style:parent-style-name="Standard">
      <style:paragraph-properties>
        <style:tab-stops>
          <style:tab-stop style:position="0cm"/>
        </style:tab-stops>
      </style:paragraph-properties>
      <style:text-properties officeooo:paragraph-rsid="001eba66"/>
    </style:style>
    <style:style style:name="P5" style:family="paragraph" style:parent-style-name="Standard">
      <style:paragraph-properties>
        <style:tab-stops/>
      </style:paragraph-properties>
    </style:style>
    <style:style style:name="P6" style:family="paragraph" style:parent-style-name="Standard">
      <style:text-properties officeooo:paragraph-rsid="001e8383"/>
    </style:style>
    <style:style style:name="P7" style:family="paragraph" style:parent-style-name="Standard">
      <style:paragraph-properties>
        <style:tab-stops>
          <style:tab-stop style:position="0cm"/>
        </style:tab-stops>
      </style:paragraph-properties>
      <style:text-properties fo:font-style="normal" fo:font-weight="normal" officeooo:rsid="002148db" officeooo:paragraph-rsid="0030f2e7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>
        <style:tab-stops>
          <style:tab-stop style:position="0cm"/>
        </style:tab-stops>
      </style:paragraph-properties>
      <style:text-properties fo:font-style="normal" fo:font-weight="normal" officeooo:rsid="0028a50b" officeooo:paragraph-rsid="0030f2e7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>
        <style:tab-stops>
          <style:tab-stop style:position="0cm"/>
        </style:tab-stops>
      </style:paragraph-properties>
      <style:text-properties fo:font-style="normal" fo:font-weight="normal" officeooo:rsid="002e8e5e" officeooo:paragraph-rsid="002e8e5e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>
        <style:tab-stops>
          <style:tab-stop style:position="0cm"/>
        </style:tab-stops>
      </style:paragraph-properties>
      <style:text-properties fo:font-style="normal" fo:font-weight="normal" officeooo:rsid="00330a24" officeooo:paragraph-rsid="00330a24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>
        <style:tab-stops>
          <style:tab-stop style:position="0cm"/>
        </style:tab-stops>
      </style:paragraph-properties>
      <style:text-properties fo:font-style="normal" fo:font-weight="normal" officeooo:rsid="0040b8c2" officeooo:paragraph-rsid="0040b8c2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>
        <style:tab-stops>
          <style:tab-stop style:position="0cm"/>
        </style:tab-stops>
      </style:paragraph-properties>
      <style:text-properties fo:color="#808080" loext:opacity="100%" fo:font-style="normal" fo:font-weight="bold" officeooo:rsid="00255599" officeooo:paragraph-rsid="0030f2e7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>
        <style:tab-stops>
          <style:tab-stop style:position="0cm"/>
        </style:tab-stops>
      </style:paragraph-properties>
      <style:text-properties fo:color="#808080" loext:opacity="100%" fo:font-style="normal" fo:font-weight="bold" officeooo:rsid="0040b8c2" officeooo:paragraph-rsid="0040b8c2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>
        <style:tab-stops>
          <style:tab-stop style:position="0cm"/>
        </style:tab-stops>
      </style:paragraph-properties>
      <style:text-properties fo:font-weight="bold" officeooo:paragraph-rsid="001eba66" style:font-weight-asian="bold" style:font-weight-complex="bold"/>
    </style:style>
    <style:style style:name="P15" style:family="paragraph" style:parent-style-name="Standard">
      <style:paragraph-properties>
        <style:tab-stops>
          <style:tab-stop style:position="0cm"/>
        </style:tab-stops>
      </style:paragraph-properties>
      <style:text-properties officeooo:rsid="00094af5" officeooo:paragraph-rsid="000b311a"/>
    </style:style>
    <style:style style:name="P16" style:family="paragraph" style:parent-style-name="Standard">
      <style:text-properties officeooo:rsid="00094af5" officeooo:paragraph-rsid="001e8383"/>
    </style:style>
    <style:style style:name="P17" style:family="paragraph" style:parent-style-name="Standard">
      <style:paragraph-properties>
        <style:tab-stops>
          <style:tab-stop style:position="0cm"/>
        </style:tab-stops>
      </style:paragraph-properties>
      <style:text-properties officeooo:rsid="0032b286" officeooo:paragraph-rsid="0032b286"/>
    </style:style>
    <style:style style:name="P18" style:family="paragraph" style:parent-style-name="Standard">
      <style:paragraph-properties>
        <style:tab-stops>
          <style:tab-stop style:position="0cm"/>
        </style:tab-stops>
      </style:paragraph-properties>
      <style:text-properties fo:color="#000000" loext:opacity="100%" officeooo:paragraph-rsid="001eba66"/>
    </style:style>
    <style:style style:name="P19" style:family="paragraph" style:parent-style-name="Standard">
      <style:paragraph-properties>
        <style:tab-stops>
          <style:tab-stop style:position="0cm"/>
        </style:tab-stops>
      </style:paragraph-properties>
      <style:text-properties fo:color="#000000" loext:opacity="100%" fo:font-style="normal" fo:font-weight="normal" officeooo:rsid="003f92bb" officeooo:paragraph-rsid="003f92bb" fo:background-color="transparent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>
        <style:tab-stops>
          <style:tab-stop style:position="0cm"/>
        </style:tab-stops>
      </style:paragraph-properties>
      <style:text-properties fo:color="#000000" loext:opacity="100%" fo:font-style="normal" fo:font-weight="bold" officeooo:rsid="0040b8c2" officeooo:paragraph-rsid="0040b8c2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>
        <style:tab-stops>
          <style:tab-stop style:position="0cm"/>
        </style:tab-stops>
      </style:paragraph-properties>
      <style:text-properties fo:color="#000000" loext:opacity="100%" officeooo:rsid="0040b8c2" officeooo:paragraph-rsid="0040b8c2"/>
    </style:style>
    <style:style style:name="P22" style:family="paragraph" style:parent-style-name="Standard">
      <style:paragraph-properties>
        <style:tab-stops>
          <style:tab-stop style:position="0cm"/>
        </style:tab-stops>
      </style:paragraph-properties>
      <style:text-properties fo:color="#a09600" loext:opacity="100%" officeooo:rsid="001e8383" officeooo:paragraph-rsid="001e8383" fo:background-color="transparent"/>
    </style:style>
    <style:style style:name="P23" style:family="paragraph" style:parent-style-name="Standard">
      <style:paragraph-properties>
        <style:tab-stops>
          <style:tab-stop style:position="0cm"/>
        </style:tab-stops>
      </style:paragraph-properties>
      <style:text-properties fo:color="#a09600" loext:opacity="100%" fo:font-style="normal" fo:font-weight="normal" officeooo:rsid="003f92bb" officeooo:paragraph-rsid="003f92bb" fo:background-color="transparent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officeooo:rsid="000d3299" officeooo:paragraph-rsid="000d3299"/>
    </style:style>
    <style:style style:name="P25" style:family="paragraph" style:parent-style-name="заголовок_20_раздела">
      <style:text-properties officeooo:rsid="000d3299" officeooo:paragraph-rsid="000d3299"/>
    </style:style>
    <style:style style:name="P26" style:family="paragraph" style:parent-style-name="Standard">
      <style:text-properties officeooo:rsid="001800d2" officeooo:paragraph-rsid="001800d2"/>
    </style:style>
    <style:style style:name="P27" style:family="paragraph" style:parent-style-name="Standard">
      <style:text-properties style:font-name="Verdana" officeooo:rsid="00425608" officeooo:paragraph-rsid="00425608"/>
    </style:style>
    <style:style style:name="P28" style:family="paragraph" style:parent-style-name="Standard">
      <style:text-properties style:font-name="Verdana" officeooo:rsid="00425608" officeooo:paragraph-rsid="004550dd"/>
    </style:style>
    <style:style style:name="P29" style:family="paragraph" style:parent-style-name="Standard">
      <style:text-properties style:font-name="Verdana" officeooo:rsid="004665ed" officeooo:paragraph-rsid="004665ed"/>
    </style:style>
    <style:style style:name="P30" style:family="paragraph" style:parent-style-name="Standard">
      <style:text-properties style:font-name="Verdana" fo:language="en" fo:country="US" officeooo:rsid="00441097" officeooo:paragraph-rsid="004550dd"/>
    </style:style>
    <style:style style:name="P31" style:family="paragraph" style:parent-style-name="Standard">
      <style:paragraph-properties>
        <style:tab-stops>
          <style:tab-stop style:position="0cm"/>
        </style:tab-stops>
      </style:paragraph-properties>
      <style:text-properties officeooo:rsid="00374e94" officeooo:paragraph-rsid="00374e94"/>
    </style:style>
    <style:style style:name="P32" style:family="paragraph" style:parent-style-name="Standard">
      <style:paragraph-properties>
        <style:tab-stops>
          <style:tab-stop style:position="0cm"/>
        </style:tab-stops>
      </style:paragraph-properties>
      <style:text-properties officeooo:rsid="00384e90" officeooo:paragraph-rsid="00384e90"/>
    </style:style>
    <style:style style:name="P33" style:family="paragraph" style:parent-style-name="Standard">
      <style:paragraph-properties>
        <style:tab-stops>
          <style:tab-stop style:position="0cm"/>
        </style:tab-stops>
      </style:paragraph-properties>
      <style:text-properties officeooo:rsid="0037e1e9" officeooo:paragraph-rsid="0037e1e9"/>
    </style:style>
    <style:style style:name="P34" style:family="paragraph" style:parent-style-name="Standard">
      <style:text-properties officeooo:rsid="003887b6" officeooo:paragraph-rsid="003887b6"/>
    </style:style>
    <style:style style:name="P35" style:family="paragraph" style:parent-style-name="Standard">
      <style:text-properties officeooo:rsid="000c4598" officeooo:paragraph-rsid="000c4598"/>
    </style:style>
    <style:style style:name="P36" style:family="paragraph" style:parent-style-name="Standard">
      <style:text-properties officeooo:rsid="000cecfa" officeooo:paragraph-rsid="000cecfa"/>
    </style:style>
    <style:style style:name="P37" style:family="paragraph" style:parent-style-name="Standard">
      <style:text-properties officeooo:rsid="00399170" officeooo:paragraph-rsid="00399170"/>
    </style:style>
    <style:style style:name="P38" style:family="paragraph" style:parent-style-name="заголовок_20_раздела">
      <style:paragraph-properties fo:text-align="center" style:justify-single-word="false"/>
      <style:text-properties fo:color="#999999" loext:opacity="100%" style:font-name="Verdana1" fo:font-size="15pt" fo:font-weight="bold" officeooo:rsid="00425608" officeooo:paragraph-rsid="00425608"/>
    </style:style>
    <style:style style:name="P39" style:family="paragraph" style:parent-style-name="заголовок_20_раздела">
      <style:text-properties fo:color="#999999" loext:opacity="100%" style:font-name="Verdana1" fo:font-size="15pt" fo:language="en" fo:country="US" fo:font-weight="bold" officeooo:rsid="0047c948" officeooo:paragraph-rsid="0047c948"/>
    </style:style>
    <style:style style:name="P40" style:family="paragraph" style:parent-style-name="заголовок_20_раздела">
      <style:text-properties officeooo:rsid="00198c4e" officeooo:paragraph-rsid="00198c4e"/>
    </style:style>
    <style:style style:name="T1" style:family="text">
      <style:text-properties officeooo:rsid="00094af5"/>
    </style:style>
    <style:style style:name="T2" style:family="text">
      <style:text-properties fo:color="#666666" loext:opacity="100%"/>
    </style:style>
    <style:style style:name="T3" style:family="text">
      <style:text-properties fo:color="#666666" loext:opacity="100%" style:text-position="0% 100%" fo:font-style="normal" officeooo:rsid="000b311a" style:font-style-asian="normal" style:font-style-complex="normal"/>
    </style:style>
    <style:style style:name="T4" style:family="text">
      <style:text-properties fo:color="#666666" loext:opacity="100%" style:text-position="0% 100%" fo:font-style="normal" officeooo:rsid="001304f4" style:font-style-asian="normal" style:font-style-complex="normal"/>
    </style:style>
    <style:style style:name="T5" style:family="text">
      <style:text-properties fo:color="#666666" loext:opacity="100%" style:text-position="0% 100%" fo:font-style="normal" officeooo:rsid="0032b286" style:font-style-asian="normal" style:font-style-complex="normal"/>
    </style:style>
    <style:style style:name="T6" style:family="text">
      <style:text-properties fo:color="#666666" loext:opacity="100%" style:text-position="0% 100%" fo:font-style="normal" fo:font-weight="bold" officeooo:rsid="000b311a" style:font-style-asian="normal" style:font-weight-asian="bold" style:font-style-complex="normal" style:font-weight-complex="bold"/>
    </style:style>
    <style:style style:name="T7" style:family="text">
      <style:text-properties fo:color="#666666" loext:opacity="100%" officeooo:rsid="003887b6"/>
    </style:style>
    <style:style style:name="T8" style:family="text">
      <style:text-properties fo:color="#666666" loext:opacity="100%" fo:font-weight="bold" style:font-weight-asian="bold" style:font-weight-complex="bold"/>
    </style:style>
    <style:style style:name="T9" style:family="text">
      <style:text-properties fo:color="#95231f" loext:opacity="100%"/>
    </style:style>
    <style:style style:name="T10" style:family="text">
      <style:text-properties fo:color="#95231f" loext:opacity="100%" officeooo:rsid="000c72b9" fo:background-color="transparent" loext:char-shading-value="0"/>
    </style:style>
    <style:style style:name="T11" style:family="text">
      <style:text-properties officeooo:rsid="0017fd0e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42e0ec"/>
    </style:style>
    <style:style style:name="T14" style:family="text">
      <style:text-properties fo:language="en" fo:country="US" officeooo:rsid="00441097"/>
    </style:style>
    <style:style style:name="T15" style:family="text">
      <style:text-properties fo:language="en" fo:country="US" officeooo:rsid="004420c1"/>
    </style:style>
    <style:style style:name="T16" style:family="text">
      <style:text-properties fo:language="en" fo:country="US" officeooo:rsid="004550dd"/>
    </style:style>
    <style:style style:name="T17" style:family="text">
      <style:text-properties fo:language="en" fo:country="US" officeooo:rsid="004665ed"/>
    </style:style>
    <style:style style:name="T18" style:family="text">
      <style:text-properties fo:language="en" fo:country="US" officeooo:rsid="0046fdb9"/>
    </style:style>
    <style:style style:name="T19" style:family="text">
      <style:text-properties fo:language="en" fo:country="US" officeooo:rsid="004bb629"/>
    </style:style>
    <style:style style:name="T20" style:family="text">
      <style:text-properties fo:language="en" fo:country="US" officeooo:rsid="004c509c"/>
    </style:style>
    <style:style style:name="T21" style:family="text">
      <style:text-properties fo:language="en" fo:country="US" officeooo:rsid="004d7567"/>
    </style:style>
    <style:style style:name="T22" style:family="text">
      <style:text-properties fo:language="en" fo:country="US" fo:font-weight="bold" officeooo:rsid="004f201c" style:font-weight-asian="bold" style:font-weight-complex="bold"/>
    </style:style>
    <style:style style:name="T23" style:family="text">
      <style:text-properties fo:language="en" fo:country="US" officeooo:rsid="004f201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094af5" style:font-weight-asian="bold" style:font-weight-complex="bold"/>
    </style:style>
    <style:style style:name="T26" style:family="text">
      <style:text-properties fo:font-weight="bold" officeooo:rsid="001e8383" style:font-weight-asian="bold" style:font-weight-complex="bold"/>
    </style:style>
    <style:style style:name="T27" style:family="text">
      <style:text-properties style:text-underline-style="none" fo:font-weight="bold" style:font-weight-asian="bold" style:font-weight-complex="bold"/>
    </style:style>
    <style:style style:name="T28" style:family="text">
      <style:text-properties fo:color="#000000" loext:opacity="100%" style:text-position="0% 100%" fo:font-style="normal" officeooo:rsid="001eba66" style:font-style-asian="normal" style:font-style-complex="normal"/>
    </style:style>
    <style:style style:name="T29" style:family="text">
      <style:text-properties fo:color="#000000" loext:opacity="100%" style:text-position="0% 100%" fo:font-style="normal" officeooo:rsid="001f60ae" style:font-style-asian="normal" style:font-style-complex="normal"/>
    </style:style>
    <style:style style:name="T30" style:family="text">
      <style:text-properties fo:color="#000000" loext:opacity="100%" style:text-position="0% 100%" fo:font-style="normal" officeooo:rsid="002148db" style:font-style-asian="normal" style:font-style-complex="normal"/>
    </style:style>
    <style:style style:name="T31" style:family="text">
      <style:text-properties fo:color="#000000" loext:opacity="100%" style:font-name="Verdana"/>
    </style:style>
    <style:style style:name="T32" style:family="text">
      <style:text-properties officeooo:rsid="002148db"/>
    </style:style>
    <style:style style:name="T33" style:family="text">
      <style:text-properties officeooo:rsid="0028a50b"/>
    </style:style>
    <style:style style:name="T34" style:family="text">
      <style:text-properties officeooo:rsid="002da058"/>
    </style:style>
    <style:style style:name="T35" style:family="text">
      <style:text-properties officeooo:rsid="0030f2e7"/>
    </style:style>
    <style:style style:name="T36" style:family="text">
      <style:text-properties style:font-name="Verdana"/>
    </style:style>
    <style:style style:name="T37" style:family="text">
      <style:text-properties style:font-name="Verdana" fo:language="en" fo:country="US" officeooo:rsid="0046fdb9"/>
    </style:style>
    <style:style style:name="T38" style:family="text">
      <style:text-properties style:font-name="Verdana" fo:language="en" fo:country="US" officeooo:rsid="004978a3"/>
    </style:style>
    <style:style style:name="T39" style:family="text">
      <style:text-properties style:font-name="Verdana" fo:language="en" fo:country="US" officeooo:rsid="004e3d6f"/>
    </style:style>
    <style:style style:name="T40" style:family="text">
      <style:text-properties style:font-name="Verdana" fo:language="en" fo:country="US" officeooo:rsid="004e468a"/>
    </style:style>
    <style:style style:name="T41" style:family="text">
      <style:text-properties style:font-name="Verdana" fo:language="en" fo:country="US" officeooo:rsid="00511687"/>
    </style:style>
    <style:style style:name="T42" style:family="text">
      <style:text-properties style:font-name="Verdana" fo:language="en" fo:country="US" officeooo:rsid="0052e66f"/>
    </style:style>
    <style:style style:name="T43" style:family="text">
      <style:text-properties style:font-name="Verdana" fo:language="en" fo:country="US" officeooo:rsid="0054a27f"/>
    </style:style>
    <style:style style:name="T44" style:family="text">
      <style:text-properties style:font-name="Verdana" fo:language="en" fo:country="US" officeooo:rsid="005515ff"/>
    </style:style>
    <style:style style:name="T45" style:family="text">
      <style:text-properties style:font-name="Verdana" fo:language="en" fo:country="US" officeooo:rsid="0056896f"/>
    </style:style>
    <style:style style:name="T46" style:family="text">
      <style:text-properties style:font-name="Verdana" officeooo:rsid="003f31c5"/>
    </style:style>
    <style:style style:name="T47" style:family="text">
      <style:text-properties style:font-name="Verdana" fo:font-weight="bold" style:font-weight-asian="bold" style:font-weight-complex="bold"/>
    </style:style>
    <style:style style:name="T48" style:family="text">
      <style:text-properties officeooo:rsid="003887b6"/>
    </style:style>
    <style:style style:name="T49" style:family="text">
      <style:text-properties fo:color="#c9211e" loext:opacity="100%" style:font-name="Verdana"/>
    </style:style>
    <style:style style:name="T50" style:family="text">
      <style:text-properties officeooo:rsid="001e8383"/>
    </style:style>
    <style:style style:name="T51" style:family="text">
      <style:text-properties officeooo:rsid="000c72b9"/>
    </style:style>
    <style:style style:name="T52" style:family="text">
      <style:text-properties officeooo:rsid="004afb5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Фоновое создание алгоритмов</text:p>
      <text:p text:style-name="P39">Background algorithm creation</text:p>
      <text:p text:style-name="P2">1. выделена <text:a xlink:type="simple" xlink:href="../which%20signals%20turn%20into%20figures.odt" text:style-name="Internet_20_link" text:visited-style-name="Visited_20_Internet_20_Link">фигура</text:a> <text:span text:style-name="T1"><text:s/></text:span><text:span text:style-name="T3">(как</text:span><text:span text:style-name="T4">ая</text:span><text:span text:style-name="T3"> именно?) </text:span>(</text:p>
      <text:p text:style-name="P1"><text:tab/>любыми способами:</text:p>
      <text:p text:style-name="P1"><text:tab/>обычно это Повторение, в том или ином виде. Оно может быть не явное(прямое), а</text:p>
      <text:p text:style-name="P5"><text:tab/>косвенное, через обобщения.</text:p>
      <text:p text:style-name="P1">)</text:p>
      <text:p text:style-name="P1"/>
      <text:p text:style-name="P31">1. a <text:a xlink:type="simple" xlink:href="../which%20signals%20turn%20into%20figures.odt" text:style-name="Internet_20_link" text:visited-style-name="Visited_20_Internet_20_Link">figure</text:a> is selected <text:span text:style-name="T2">(which one?)</text:span> (</text:p>
      <text:p text:style-name="P31"><text:tab/>by any means:</text:p>
      <text:p text:style-name="P31"><text:tab/>usually it’s Repetition, in one form or another. It can be not apparent(direct), but </text:p>
      <text:p text:style-name="P31"><text:tab/>indirect, through generali<text:span text:style-name="T46">z</text:span>ation.</text:p>
      <text:p text:style-name="P31">)</text:p>
      <text:p text:style-name="P3"/>
      <text:p text:style-name="P3"/>
      <text:p text:style-name="P22">для этих шагов нужно проработать <text:span text:style-name="T27">операции</text:span> из которых состоят алгоритмы</text:p>
      <text:p text:style-name="P12"><text:a xlink:type="simple" xlink:href="../operations%20of%20algorithms.odt" text:style-name="Internet_20_link" text:visited-style-name="Visited_20_Internet_20_Link"><text:span text:style-name="T35">все </text:span></text:a><text:a xlink:type="simple" xlink:href="../operations%20of%20algorithms.odt" text:style-name="Internet_20_link" text:visited-style-name="Visited_20_Internet_20_Link">операции</text:a>:</text:p>
      <text:p text:style-name="P7">а. разделение фигуры на куски<text:span text:style-name="T34">-подфигуры</text:span></text:p>
      <text:p text:style-name="P7">б. нахождение каркасных подфигур-<text:span text:style-name="T33">откуда</text:span></text:p>
      <text:p text:style-name="P7">в. нахождение искомой подфигуры относительно каркасных</text:p>
      <text:p text:style-name="P10">г. помещение найденн<text:span text:style-name="T52">ой</text:span> подфигур<text:span text:style-name="T52">ы</text:span> в буфер (возможно эфемерный)</text:p>
      <text:p text:style-name="P10">д. <text:span text:style-name="T32">нахождение каркасных подфигур-</text:span>куда (в подфигуре или начальной фигуре)</text:p>
      <text:p text:style-name="P10">е. вставка найденной <text:span text:style-name="T12">подфигуры</text:span> из буфера в место относительно каркасных подфигур-куда</text:p>
      <text:p text:style-name="P8"/>
      <text:p text:style-name="P23">for these steps, <text:span text:style-name="T23">the </text:span><text:span text:style-name="T24">operation</text:span><text:span text:style-name="T22">s</text:span> <text:span text:style-name="T23">which </text:span><text:span text:style-name="T12">mak</text:span><text:span text:style-name="T23">e </text:span><text:span text:style-name="T12">up</text:span> the algorithms should be <text:span text:style-name="T41">designed</text:span>.</text:p>
      <text:p text:style-name="P19"><text:a xlink:type="simple" xlink:href="../operations%20of%20algorithms.odt" text:style-name="Internet_20_link" text:visited-style-name="Visited_20_Internet_20_Link"><text:span text:style-name="T47">al</text:span></text:a><text:a xlink:type="simple" xlink:href="../operations%20of%20algorithms.odt" text:style-name="Internet_20_link" text:visited-style-name="Visited_20_Internet_20_Link"><text:span text:style-name="T24">l operations:</text:span></text:a></text:p>
      <text:p text:style-name="P19">a. division of a figure into pieces-subfigures</text:p>
      <text:p text:style-name="P19">b. finding stencils-from</text:p>
      <text:p text:style-name="P19">c. finding the desired subfigure <text:span text:style-name="T38">relative </text:span>to the stencils</text:p>
      <text:p text:style-name="P19">d. putting the found figure into a buffer (possibly ephemeral)</text:p>
      <text:p text:style-name="P19">e. finding stencins-to (in the subfigure, or initial figure)</text:p>
      <text:p text:style-name="P19">f. in<text:span text:style-name="T42">serting</text:span> the found figure from the buffer into the place relative to the stencil<text:span text:style-name="T19">s</text:span>-to</text:p>
      <text:p text:style-name="P19"/>
      <text:p text:style-name="P3"/>
      <text:p text:style-name="P4"><text:span text:style-name="T25">2.</text:span><text:span text:style-name="T26">1</text:span><text:span text:style-name="T25"> берутся </text:span><text:a xlink:type="simple" xlink:href="../which%20signals%20turn%20into%20figures.odt" office:name="любые части" text:style-name="Internet_20_link" text:visited-style-name="Visited_20_Internet_20_Link"><text:span text:style-name="T25">любые части</text:span></text:a><text:span text:style-name="T25"> этой фигуры </text:span><text:span text:style-name="T6">(какие именно?)</text:span></text:p>
      <text:p text:style-name="P14"><text:span text:style-name="T28">(</text:span><text:span text:style-name="T29">сама </text:span><text:span text:style-name="T28">начальная фигура берётся аналогично, </text:span><text:span text:style-name="T30">но из полной истории</text:span><text:span text:style-name="T28">)</text:span><text:span text:style-name="T1">,</text:span></text:p>
      <text:p text:style-name="P12">операции:</text:p>
      <text:p text:style-name="P7">а. разделение фигуры на куски<text:span text:style-name="T34">-подфигуры</text:span></text:p>
      <text:p text:style-name="P7">б. нахождение каркасных подфигур-<text:span text:style-name="T33">откуда</text:span></text:p>
      <text:p text:style-name="P7">в. нахождение искомой подфигуры относительно каркасных</text:p>
      <text:p text:style-name="P9"/>
      <text:p text:style-name="P11"><text:span text:style-name="T24">2.1. </text:span><text:a xlink:type="simple" xlink:href="../which%20signals%20turn%20into%20figures.odt" text:style-name="Internet_20_link" text:visited-style-name="Visited_20_Internet_20_Link"><text:span text:style-name="T24">any parts</text:span></text:a><text:span text:style-name="T24"> of this figure are taken </text:span><text:span text:style-name="T8">(which exactly?)</text:span></text:p>
      <text:p text:style-name="P20">(the figure itself is taken in the same way, but from the full history)</text:p>
      <text:p text:style-name="P13">operations:</text:p>
      <text:p text:style-name="P21">a. division of a figure into pieces-subfigures</text:p>
      <text:p text:style-name="P21">b. finding stencils-from</text:p>
      <text:p text:style-name="P21">c. finding the needed <text:span text:style-name="T20">sub</text:span>figure in relation to the stencil</text:p>
      <text:p text:style-name="P18"/>
      <text:p text:style-name="P15"><text:span text:style-name="T50">2.2 </text:span>с ними них достраиваются <text:a xlink:type="simple" xlink:href="../which%20signals%20turn%20into%20figures.odt" text:style-name="Internet_20_link" text:visited-style-name="Visited_20_Internet_20_Link">любые под-фигуры</text:a> <text:span text:style-name="T3">(какие именно?)</text:span><text:span text:style-name="T5">.</text:span></text:p>
      <text:p text:style-name="P17">некоторые подфигуры имеют метки и являются буферами.</text:p>
      <text:p text:style-name="P17"/>
      <text:p text:style-name="P32">2.2 <text:a xlink:type="simple" xlink:href="../which%20signals%20turn%20into%20figures.odt" text:style-name="Internet_20_link" text:visited-style-name="Visited_20_Internet_20_Link">any subfigures</text:a> are <text:span text:style-name="T43">completed</text:span><text:span text:style-name="T48"> with them </text:span><text:span text:style-name="T7">(which exactly?)</text:span></text:p>
      <text:p text:style-name="P33"><text:span text:style-name="T36">s</text:span>ome subfigures have markers and <text:span text:style-name="T44">work as</text:span> buffers.</text:p>
      <text:p text:style-name="Standard"/>
      <text:p text:style-name="P16">так повторяется несколько раз, </text:p>
      <text:p text:style-name="P6"><text:span text:style-name="T50">2.3 </text:span><text:span text:style-name="T1">пока какие-то </text:span>подфигуры<text:span text:style-name="T1"> не оказываются равными подфигурам в исходной(базовой) фигуре.</text:span></text:p>
      <text:p text:style-name="P16">Тогда считается, что фигура может достраиваться этим найденным алгоритмом.</text:p>
      <text:p text:style-name="Standard"/>
      <text:p text:style-name="P34">It repeat<text:span text:style-name="T45">s</text:span> several times,</text:p>
      <text:p text:style-name="P34">2.3 until some subfigures appear equal to the subfigures in the initial(base) figure.</text:p>
      <text:p text:style-name="P34">Then it’s considered that the figure can be finished with this found algorithm.</text:p>
      <text:p text:style-name="Standard"/>
      <text:p text:style-name="Standard"/>
      <text:p text:style-name="P35"><text:span text:style-name="T50">3</text:span>. проверка алгоритма:</text:p>
      <text:p text:style-name="P35"><text:span text:style-name="T51">выделяется </text:span>другая фигура, <text:span text:style-name="T10">похожая</text:span><text:span text:style-name="T51"> своими подфигурами на первую выделенную;</text:span></text:p>
      <text:p text:style-name="P36"><text:span text:style-name="T51">в</text:span>ыполняется построенный для первой фигуры алгоритм;</text:p>
      <text:p text:style-name="P36">если полученные из алгоритма подфигуры совпадают с теми, которые реально находятся </text:p>
      <text:p text:style-name="P36">во второй фигуре — алгоритм проверен успешно и сохраняется.</text:p>
      <text:p text:style-name="P36"/>
      <text:p text:style-name="P37">3. test of the algorithm:</text:p>
      <text:p text:style-name="P37">another figure is selected, <text:span text:style-name="T36">whose subfigures </text:span><text:span text:style-name="T31">are</text:span><text:span text:style-name="T49"> </text:span><text:span text:style-name="T9">similar</text:span> to the first selected one;</text:p>
      <text:p text:style-name="P37">the algorithm created for the first figure is executed <text:span text:style-name="T21">for the </text:span><text:span text:style-name="T39">secon</text:span><text:span text:style-name="T40">d </text:span><text:span text:style-name="T21">one</text:span>;</text:p>
      <text:p text:style-name="P37">if the <text:span text:style-name="T17">new </text:span>subfigures, <text:span text:style-name="T37">found by </text:span>from the algorithm,<text:span text:style-name="T12"> </text:span><text:span text:style-name="T18">are the same as </text:span>really <text:span text:style-name="T12">exist</text:span><text:span text:style-name="T18">ing ones </text:span><text:span text:style-name="T12">in</text:span> the second figure – the algorithm passed the test and is saved.</text:p>
      <text:p text:style-name="P36"/>
      <text:p text:style-name="P25">Особенности алгоритмизации</text:p>
      <text:p text:style-name="P24">для каждой фигуры может быть найдено множество алгоритмов, которые достраивают разные </text:p>
      <text:p text:style-name="P24">(иногда пересекающиеся) части-подфигуры этой фигуры. <text:span text:style-name="T11">При выполнении для фигуры следующих алгоритмов, в которых участвуют ранее достроенные для других алгоритмов подфигуры, они возьмутся из памяти сразу. Для этого вся цепочка построения подфигур алгоритма сохраняется в памяти.</text:span></text:p>
      <text:p text:style-name="P24"/>
      <text:p text:style-name="P26">Подфигуры в разных алгоритмах образуют сетку: каждый узел-подфигура нужен (и может использоваться) для разных следующих подфигур в разных алгоритмах.</text:p>
      <text:p text:style-name="P26"/>
      <text:p text:style-name="P38">Features of algorithmisation<text:span text:style-name="T13"> </text:span></text:p>
      <text:p text:style-name="P27">for each figure, many algorithms can be found, which finish different (sometimes overlapping) parts-subfigures of this figure. </text:p>
      <text:p text:style-name="P28"><text:span text:style-name="T14">W</text:span>hen <text:span text:style-name="T15">a </text:span>figure executes other algorithms, which<text:span text:style-name="T12"> </text:span><text:span text:style-name="T15">use the</text:span><text:span text:style-name="T14"> subfigures, </text:span><text:span text:style-name="T15">b</text:span><text:span text:style-name="T14">uilt[finished] for other algorithms of </text:span><text:span text:style-name="T15">that</text:span><text:span text:style-name="T14"> </text:span><text:span text:style-name="T12">figure</text:span><text:span text:style-name="T14">, </text:span><text:span text:style-name="T15">those subfigures</text:span><text:span text:style-name="T14"> will be taken directly from memory. In order to achieve that, the whole</text:span><text:span text:style-name="T15"> </text:span><text:span text:style-name="T14">chain </text:span><text:span text:style-name="T15">of construct</text:span><text:span text:style-name="T16">ed</text:span><text:span text:style-name="T15"> </text:span><text:span text:style-name="T14">subfigures </text:span><text:span text:style-name="T16">for </text:span><text:span text:style-name="T14">algorithm</text:span><text:span text:style-name="T16">s </text:span><text:span text:style-name="T14">is saved in memory.</text:span></text:p>
      <text:p text:style-name="P30"/>
      <text:p text:style-name="P29"><text:span text:style-name="T14">S</text:span><text:span text:style-name="T12">ubfigures in different algorithms make a network: every node-subfigure is needed (and can be used) for many subsequent subfigures in different algorithms.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>
          <style:tab-stop style:position="4.565cm"/>
        </style:tab-stops>
      </style:paragraph-properties>
      <style:text-properties style:font-name="Verdana" fo:font-family="Verdana" style:font-style-name="Обычный" style:font-family-generic="swiss" style:font-pitch="variable" officeooo:rsid="0005ee69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заголовок_20_раздела" style:display-name="заголовок раздела" style:family="paragraph" style:parent-style-name="Standard" style:next-style-name="Standard" style:class="text">
      <style:paragraph-properties fo:text-align="center" style:justify-single-word="false">
        <style:tab-stops/>
      </style:paragraph-properties>
      <style:text-properties fo:color="#999999" loext:opacity="100%" style:font-name="Verdana1" fo:font-family="Verdana" style:font-style-name="Полужирный" style:font-family-generic="swiss" style:font-pitch="variable" fo:font-size="15pt" fo:font-weight="bold"/>
    </style:style>
    <style:style style:name="описываемая_20_сущность" style:display-name="описываемая сущность" style:family="paragraph" style:parent-style-name="Standard" style:class="text">
      <style:text-properties fo:font-weight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tor Rybin</meta:initial-creator>
    <meta:creation-date>2017-10-17T03:53:17.65</meta:creation-date>
    <meta:generator>LibreOffice/7.3.5.2$Windows_X86_64 LibreOffice_project/184fe81b8c8c30d8b5082578aee2fed2ea847c01</meta:generator>
    <dc:date>2022-11-11T04:25:16.679000000</dc:date>
    <meta:editing-duration>P12DT4H34M32S</meta:editing-duration>
    <meta:editing-cycles>72</meta:editing-cycles>
    <meta:document-statistic meta:table-count="0" meta:image-count="0" meta:object-count="0" meta:page-count="1" meta:paragraph-count="67" meta:word-count="596" meta:character-count="4134" meta:non-whitespace-character-count="3590"/>
  </office:meta>
</office:document-meta>
</file>